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.111in" loext:contextual-spacing="false" style:page-number="1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.111in" loext:contextual-spacing="false" fo:line-height="100%" fo:text-indent="0.4917in" style:auto-text-indent="false"/>
    </style:style>
    <style:style style:name="P8" style:family="paragraph" style:parent-style-name="Standard">
      <style:paragraph-properties fo:margin-left="0.5in" fo:margin-right="0in" fo:margin-top="0in" fo:margin-bottom="0.111in" loext:contextual-spacing="false" fo:line-height="100%" fo:text-indent="0.4917in" style:auto-text-indent="false"/>
    </style:style>
    <style:style style:name="P9" style:family="paragraph" style:parent-style-name="Standard">
      <style:paragraph-properties fo:margin-left="0in" fo:margin-right="0in" fo:margin-top="0in" fo:margin-bottom="0.111in" loext:contextual-spacing="false" fo:line-height="100%" fo:text-indent="0.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ozpisanie projektu na części</text:span></text:p>
      <text:p text:style-name="P3"><text:span text:style-name="T2">1 ETAP</text:span></text:p>
      <text:p text:style-name="P4"/>
      <text:p text:style-name="P3">Menu (<text:span text:style-name="T1">Adrian</text:span>)</text:p>
      <text:p text:style-name="P3"><text:tab/>Jeżeli znajduje save’a, pojawia się Przycisk „wznów”</text:p>
      <text:p text:style-name="P3"/>
      <text:p text:style-name="P1"><text:tab/>Przycisk „Nowa gra”</text:p>
      <text:p text:style-name="P1"><text:tab/><text:tab/>Przycisk „Gra jednoosobowa”</text:p>
      <text:p text:style-name="P1"><text:tab/><text:tab/><text:tab/>3 przyciski z poziomem trudności do wyboru</text:p>
      <text:p text:style-name="P1"><text:tab/><text:tab/>Przycisk „Gra wieloosobowa”</text:p>
      <text:p text:style-name="P1"><text:tab/><text:tab/><text:tab/>Przycisk „Wspólna sesja”</text:p>
      <text:p text:style-name="P1"><text:tab/><text:tab/><text:tab/>Przycisk „Gra lokalna”</text:p>
      <text:p text:style-name="P1"><text:tab/><text:tab/><text:tab/><text:tab/>Przycisk „Stwórz pokój”</text:p>
      <text:p text:style-name="P1"><text:tab/><text:tab/><text:tab/><text:tab/>Przycisk „Znajdź pokój”</text:p>
      <text:p text:style-name="P1"><text:tab/>Przycisk „Wczytaj”</text:p>
      <text:p text:style-name="P1"><text:tab/><text:tab/>Okienko z save’ami</text:p>
      <text:p text:style-name="P7">Przycisk „Opcje”</text:p>
      <text:p text:style-name="P8"><text:tab/>(Limit czasu na ruch)</text:p>
      <text:p text:style-name="P1"><text:tab/>Przycisk „Wyjście”</text:p>
      <text:p text:style-name="P1"/>
      <text:p text:style-name="P1">Plansza (<text:span text:style-name="T1">Konrad, Piotrek</text:span>)</text:p>
      <text:p text:style-name="P1"><text:tab/>Grafika planszy</text:p>
      <text:p text:style-name="P1"><text:tab/>Roboczy odpowiednik planszy (np. tablica dwuwymiarowa)</text:p>
      <text:p text:style-name="P1"/>
      <text:p text:style-name="P3"><text:span text:style-name="T2">2 ETAP</text:span></text:p>
      <text:p text:style-name="P4"/>
      <text:p text:style-name="P1">Pionki i figury</text:p>
      <text:p text:style-name="P1">Walidacja ruchu pionka lub figury</text:p>
      <text:p text:style-name="P1"/>
      <text:p text:style-name="P1">GameManager</text:p>
      <text:p text:style-name="P1"><text:tab/>QuickSave każdego ruchu</text:p>
      <text:p text:style-name="P1"><text:tab/>Prowadzenie historii rozgrywki</text:p>
      <text:p text:style-name="P1"><text:tab/>Obsługa cofania jednego ruchu</text:p>
      <text:p text:style-name="P9">Gromadzenie danych do zapisu</text:p>
      <text:p text:style-name="P5"><text:soft-page-break/></text:p>
      <text:p text:style-name="P6"><text:span text:style-name="T2">3 ETAP</text:span></text:p>
      <text:p text:style-name="P4"/>
      <text:p text:style-name="P1"><text:bookmark text:name="_rpp92i85evkl"/>Rozróżnienie graczy i czas</text:p>
      <text:p text:style-name="P1"><text:bookmark text:name="_gjdgxs"/>Multiplayer na jednym komputerze</text:p>
      <text:p text:style-name="P1"/>
      <text:p text:style-name="P3"><text:span text:style-name="T2">4 ETAP</text:span></text:p>
      <text:p text:style-name="P5"/>
      <text:p text:style-name="P6">Sztuczna inteligencja (<text:span text:style-name="T1">Adrian, Konrad, Piotrek</text:span>)</text:p>
      <text:p text:style-name="P4"/>
      <text:p text:style-name="P3"><text:span text:style-name="T2">5 ETAP</text:span></text:p>
      <text:p text:style-name="P4"/>
      <text:p text:style-name="P1"><text:bookmark text:name="_rpp92i85evkl1"/>Multiplayer sieciowy</text:p>
      <text:p text:style-name="P1"><text:bookmark text:name="_gp6higa4m8uy"/>Złożenie programu w całość (<text:span text:style-name="T1">Adrian, Konrad, Piotrek</text:span>)</text:p>
      <text:p text:style-name="P1"><text:bookmark text:name="_gjdgxs1"/>Dokumentacja (<text:span text:style-name="T1">Adrian, Konrad, Piotrek</text:span>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l" fo:country="PL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pl" fo:country="PL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124" meta:character-count="933" meta:non-whitespace-character-count="813"/>
    <meta:generator>LibreOffice/6.0.2.1$Windows_x86 LibreOffice_project/f7f06a8f319e4b62f9bc5095aa112a65d2f3ac89</meta:generator>
  </office:meta>
</office:document-meta>
</file>